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es" fo:country="ES" officeooo:paragraph-rsid="0013ab11"/>
    </style:style>
    <style:style style:name="P2" style:family="paragraph" style:parent-style-name="Text_20_body">
      <style:text-properties fo:language="es" fo:country="ES" style:text-underline-style="none"/>
    </style:style>
    <style:style style:name="P3" style:family="paragraph" style:parent-style-name="Text_20_body">
      <style:text-properties fo:language="es" fo:country="ES" officeooo:paragraph-rsid="0013ab11"/>
    </style:style>
    <style:style style:name="P4" style:family="paragraph" style:parent-style-name="Text_20_body">
      <style:text-properties fo:language="es" fo:country="ES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3ab11"/>
    </style:style>
    <style:style style:name="T2" style:family="text">
      <style:text-properties fo:font-weight="normal" officeooo:rsid="0013ab1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5023f"/>
    </style:style>
    <style:style style:name="T5" style:family="text">
      <style:text-properties style:text-underline-style="none" officeooo:rsid="0015023f"/>
    </style:style>
    <style:style style:name="T6" style:family="text">
      <style:text-properties officeooo:rsid="0015023f"/>
    </style:style>
    <style:style style:name="T7" style:family="text">
      <style:text-properties officeooo:rsid="001e6df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42cm" fo:min-width="2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36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119cm" fo:min-width="3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9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laciones: </text:span></text:h>
      <text:p text:style-name="P3"><text:span text:style-name="T1"><text:tab/>Entre Usuario y ListaJuegos: </text:span><text:span text:style-name="T7">OneToMany</text:span></text:p>
      <text:p text:style-name="P4"><text:tab/><text:span text:style-name="T6">Entre Videojuegos y </text:span><text:span text:style-name="T5">ListaJuegos:</text:span></text:p>
      <text:p text:style-name="P4"/>
      <text:p text:style-name="P2"><draw:custom-shape text:anchor-type="paragraph" draw:z-index="0" draw:name="Forma 1" draw:style-name="gr3" draw:text-style-name="P5" svg:width="2.29cm" svg:height="1.137cm" svg:x="1.494cm" svg:y="0.026cm"><text:p text:style-name="P6"><text:span text:style-name="T8">Usuario</text:span></text:p><draw:enhanced-geometry svg:viewBox="0 0 21600 21600" draw:type="rectangle" draw:enhanced-path="M 0 0 L 21600 0 21600 21600 0 21600 0 0 Z N"/></draw:custom-shape><draw:custom-shape text:anchor-type="paragraph" draw:z-index="1" draw:name="Forma 2" draw:style-name="gr3" draw:text-style-name="P5" svg:width="2.29cm" svg:height="1.137cm" svg:x="12.45cm" svg:y="0.026cm"><text:p text:style-name="P6"><text:span text:style-name="T8">Videojuego</text:span></text:p><draw:enhanced-geometry svg:viewBox="0 0 21600 21600" draw:type="rectangle" draw:enhanced-path="M 0 0 L 21600 0 21600 21600 0 21600 0 0 Z N"/></draw:custom-shape><draw:custom-shape text:anchor-type="paragraph" draw:z-index="2" draw:name="Forma 4" draw:style-name="gr5" draw:text-style-name="P5" svg:width="2.29cm" svg:height="2.29cm" svg:x="1.494cm" svg:y="1.316cm"><text:p text:style-name="P6"><text:span text:style-name="T8">Id</text:span></text:p><text:p text:style-name="P6"><text:span text:style-name="T8">Username</text:span></text:p><text:p text:style-name="P6"><text:span text:style-name="T8">Roles</text:span></text:p><text:p text:style-name="P6"><text:span text:style-name="T8">Contra</text:span></text:p><draw:enhanced-geometry svg:viewBox="0 0 21600 21600" draw:type="rectangle" draw:enhanced-path="M 0 0 L 21600 0 21600 21600 0 21600 0 0 Z N"/></draw:custom-shape><draw:custom-shape text:anchor-type="paragraph" draw:z-index="3" draw:name="Forma 5" draw:style-name="gr4" draw:text-style-name="P5" svg:width="3.444cm" svg:height="4.119cm" svg:x="11.823cm" svg:y="1.385cm"><text:p text:style-name="P6"><text:span text:style-name="T8">Id</text:span></text:p><text:p text:style-name="P6"><text:span text:style-name="T8">Titulo</text:span></text:p><text:p text:style-name="P6"><text:span text:style-name="T8">Autor</text:span></text:p><text:p text:style-name="P6"><text:span text:style-name="T8">Tema</text:span></text:p><text:p text:style-name="P6"><text:span text:style-name="T8">Fecha_publicacion</text:span></text:p><text:p text:style-name="P6"><text:span text:style-name="T8">Desarrollador</text:span></text:p><text:p text:style-name="P6"><text:span text:style-name="T8">Descripcion</text:span></text:p><text:p text:style-name="P6"><text:span text:style-name="T8">Slug</text:span></text:p><draw:enhanced-geometry svg:viewBox="0 0 21600 21600" draw:type="rectangle" draw:enhanced-path="M 0 0 L 21600 0 21600 21600 0 21600 0 0 Z N"/></draw:custom-shape><draw:custom-shape text:anchor-type="paragraph" draw:z-index="4" draw:name="Forma 3" draw:style-name="gr3" draw:text-style-name="P5" svg:width="2.29cm" svg:height="1.137cm" svg:x="6.329cm" svg:y="0.06cm"><text:p text:style-name="P5">ListaJuegos</text:p><draw:enhanced-geometry svg:viewBox="0 0 21600 21600" draw:type="rectangle" draw:enhanced-path="M 0 0 L 21600 0 21600 21600 0 21600 0 0 Z N"/></draw:custom-shape><draw:custom-shape text:anchor-type="paragraph" draw:z-index="5" draw:name="Forma 6" draw:style-name="gr2" draw:text-style-name="P5" svg:width="2.68cm" svg:height="1.542cm" svg:x="6.175cm" svg:y="1.349cm"><text:p text:style-name="P6"><text:span text:style-name="T8">Id</text:span></text:p><text:p text:style-name="P6"><text:span text:style-name="T8">IdUsuario</text:span></text:p><text:p text:style-name="P6"><text:span text:style-name="T8">Videojuegos</text:span></text:p><draw:enhanced-geometry svg:viewBox="0 0 21600 21600" draw:type="rectangle" draw:enhanced-path="M 0 0 L 21600 0 21600 21600 0 21600 0 0 Z N"/></draw:custom-shape><draw:line text:anchor-type="paragraph" draw:z-index="6" draw:name="Línea 1" draw:style-name="gr1" draw:text-style-name="P5" svg:x1="3.784cm" svg:y1="1.737cm" svg:x2="6.176cm" svg:y2="1.991cm"><text:p/></draw:line><draw:line text:anchor-type="paragraph" draw:z-index="7" draw:name="Línea 2" draw:style-name="gr1" draw:text-style-name="P5" svg:x1="8.855cm" svg:y1="2.652cm" svg:x2="11.824cm" svg:y2="1.804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11-18T08:38:46.044000000</meta:creation-date>
    <dc:language>de-DE</dc:language>
    <meta:editing-cycles>11</meta:editing-cycles>
    <meta:editing-duration>PT33M3S</meta:editing-duration>
    <dc:date>2022-11-18T10:32:28.300000000</dc:date>
    <meta:document-statistic meta:table-count="0" meta:image-count="0" meta:object-count="0" meta:page-count="1" meta:paragraph-count="3" meta:word-count="10" meta:character-count="84" meta:non-whitespace-character-count="74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../Program%20Files/LibreOffice/share/extensions/wiki-publisher/templates/MediaWiki/mediawiki.ott" meta:date="2022-11-18T08:38:45.066000000"/>
  </office:meta>
</office:document-meta>
</file>